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8.412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8.352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9.906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2.529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1.309cm"/>
    </style:style>
    <style:style style:name="co22" style:family="table-column">
      <style:table-column-properties fo:break-before="auto" style:column-width="1.475cm"/>
    </style:style>
    <style:style style:name="co23" style:family="table-column">
      <style:table-column-properties fo:break-before="auto" style:column-width="7.71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5f_Hoja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5f_Hoja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font-name="Arial" fo:font-size="10pt" style:font-size-asian="10pt" style:font-name-complex="Mangal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" style:family="table-cell" style:parent-style-name="Normal_5f_Hoja1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c0c0c0" fo:border-right="0.035cm solid #c0c0c0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rotation-align="none" style:vertical-align="middle"/>
      <style:paragraph-properties fo:text-align="start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rotation-align="none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wrap-option="no-wrap"/>
      <style:text-properties style:font-name="Arial"/>
    </style:style>
    <style:style style:name="ce21" style:family="table-cell" style:parent-style-name="Default">
      <style:table-cell-properties style:text-align-source="fix" style:repeat-content="false" fo:wrap-option="no-wrap" style:vertical-align="bottom"/>
      <style:paragraph-properties fo:text-align="start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default-cell-style-name="ce21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Default" office:value-type="string">
            <text:p>objectid</text:p>
          </table:table-cell>
          <table:table-cell office:value-type="string">
            <text:p>filename</text:p>
          </table:table-cell>
          <table:table-cell office:value-type="string">
            <text:p>youtubeid</text:p>
          </table:table-cell>
          <table:table-cell office:value-type="string">
            <text:p>vimeoid</text:p>
          </table:table-cell>
          <table:table-cell office:value-type="string">
            <text:p>title</text:p>
          </table:table-cell>
          <table:table-cell table:style-name="Default" office:value-type="string">
            <text:p>creator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subject</text:p>
          </table:table-cell>
          <table:table-cell office:value-type="string">
            <text:p>location</text:p>
          </table:table-cell>
          <table:table-cell table:style-name="Default" office:value-type="string">
            <text:p>latitude</text:p>
          </table:table-cell>
          <table:table-cell table:style-name="Default" office:value-type="string">
            <text:p>longitude</text:p>
          </table:table-cell>
          <table:table-cell office:value-type="string">
            <text:p>source</text:p>
          </table:table-cell>
          <table:table-cell table:style-name="Default" office:value-type="string">
            <text:p>identifier</text:p>
          </table:table-cell>
          <table:table-cell office:value-type="string">
            <text:p>type</text:p>
          </table:table-cell>
          <table:table-cell office:value-type="string">
            <text:p>format</text:p>
          </table:table-cell>
          <table:table-cell office:value-type="string">
            <text:p>language</text:p>
          </table:table-cell>
          <table:table-cell table:style-name="Default" office:value-type="string">
            <text:p>rights</text:p>
          </table:table-cell>
          <table:table-cell office:value-type="string">
            <text:p>rightsstatement</text:p>
          </table:table-cell>
          <table:table-cell table:number-columns-repeated="4"/>
        </table:table-row>
        <table:table-row table:style-name="ro1">
          <table:table-cell office:value-type="string">
            <text:p>FC_0007</text:p>
          </table:table-cell>
          <table:table-cell office:value-type="string">
            <text:p>FC_0007_047.jpg</text:p>
          </table:table-cell>
          <table:table-cell table:number-columns-repeated="2"/>
          <table:table-cell table:style-name="ce4" office:value-type="string">
            <text:p>Barcelona. Palacio de la Generalitat</text:p>
          </table:table-cell>
          <table:table-cell table:style-name="ce13" office:value-type="string">
            <text:p>Anónimo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edificio gubernamental;palacio;fotografía primitiva</text:p>
          </table:table-cell>
          <table:table-cell office:value-type="string">
            <text:p>Barcelona, Cataluña, España</text:p>
          </table:table-cell>
          <table:table-cell office:value-type="string">
            <text:p>38.97203 </text:p>
          </table:table-cell>
          <table:table-cell office:value-type="string">
            <text:p>-0.57415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007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office:value-type="string">
            <text:p>FC_0107</text:p>
          </table:table-cell>
          <table:table-cell office:value-type="string">
            <text:p>FC_0107_021.jpg</text:p>
          </table:table-cell>
          <table:table-cell table:number-columns-repeated="2"/>
          <table:table-cell office:value-type="string">
            <text:p>Toledo. Castillo de San Servando</text:p>
          </table:table-cell>
          <table:table-cell table:style-name="ce14" office:value-type="string">
            <text:p>Anónimo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castillo;edificio histórico;colina</text:p>
          </table:table-cell>
          <table:table-cell table:style-name="ce20" office:value-type="string">
            <text:p>Toledo, Castilla-La Mancha, España</text:p>
          </table:table-cell>
          <table:table-cell office:value-type="string">
            <text:p>39.8603984 </text:p>
          </table:table-cell>
          <table:table-cell office:value-type="string">
            <text:p>-4.01556729999993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107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office:value-type="string">
            <text:p>FC_0152</text:p>
          </table:table-cell>
          <table:table-cell office:value-type="string">
            <text:p>FC_0152_011.jpg</text:p>
          </table:table-cell>
          <table:table-cell table:number-columns-repeated="2"/>
          <table:table-cell table:style-name="ce5" office:value-type="string">
            <text:p>San Sebastián. Calle Mayor y Basílica de Ntra. Señora del Coro</text:p>
          </table:table-cell>
          <table:table-cell table:style-name="ce15" office:value-type="string">
            <text:p>Anónimo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calle;iglesia;edificio religioso;fachadas</text:p>
          </table:table-cell>
          <table:table-cell office:value-type="string">
            <text:p>San Sebastián, País Vasco, España</text:p>
          </table:table-cell>
          <table:table-cell office:value-type="string">
            <text:p>43.3208455 </text:p>
          </table:table-cell>
          <table:table-cell office:value-type="string">
            <text:p>-1.9942323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152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2">
          <table:table-cell office:value-type="string">
            <text:p>FC_0163</text:p>
          </table:table-cell>
          <table:table-cell office:value-type="string">
            <text:p>FC_0163_033.jpg_</text:p>
          </table:table-cell>
          <table:table-cell table:number-columns-repeated="2"/>
          <table:table-cell table:style-name="ce6" office:value-type="string">
            <text:p>Bilbao. Pórtico lateral de la catedral de Santiago</text:p>
          </table:table-cell>
          <table:table-cell table:style-name="ce9" office:value-type="string">
            <text:p>Anónimo</text:p>
          </table:table-cell>
          <table:table-cell office:value-type="string">
            <text:p>1860-01-01</text:p>
          </table:table-cell>
          <table:table-cell office:value-type="string">
            <text:p>Papel a la sal</text:p>
          </table:table-cell>
          <table:table-cell office:value-type="string">
            <text:p>paisaje urbano;iglesia;edificio religioso;portada;arte gótico;arcos apuntados;archivoltas</text:p>
          </table:table-cell>
          <table:table-cell office:value-type="string">
            <text:p>Bilbao, País Vasco, España</text:p>
          </table:table-cell>
          <table:table-cell office:value-type="string">
            <text:p>43.257187 </text:p>
          </table:table-cell>
          <table:table-cell office:value-type="string">
            <text:p>-2.923718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163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<text:a xlink:href="https://creativecommons.org/licenses/by-nc-nd/3.0/deed.es_CO">https://creativecommons.org/licenses/by-nc-nd/3.0/deed.es_CO</text:a></text:p>
          </table:table-cell>
          <table:table-cell table:number-columns-repeated="4"/>
        </table:table-row>
        <table:table-row table:style-name="ro2">
          <table:table-cell office:value-type="string">
            <text:p>FC_0067_010</text:p>
          </table:table-cell>
          <table:table-cell office:value-type="string">
            <text:p>FC_0067_010_Bolera.jpg</text:p>
          </table:table-cell>
          <table:table-cell table:number-columns-repeated="2"/>
          <table:table-cell table:style-name="ce7" office:value-type="string">
            <text:p>Reproducción de un óleo: retrato de una joven bailarina española, escuela bolera</text:p>
          </table:table-cell>
          <table:table-cell table:style-name="ce9" office:value-type="string">
            <text:p>Anónimo</text:p>
          </table:table-cell>
          <table:table-cell office:value-type="string">
            <text:p>1853-01-01</text:p>
          </table:table-cell>
          <table:table-cell office:value-type="string">
            <text:p>Papel a la sal</text:p>
          </table:table-cell>
          <table:table-cell office:value-type="string">
            <text:p>retrato, mujer, bailarina, escuela bolera, traje bolero, danza española</text:p>
          </table:table-cell>
          <table:table-cell office:value-type="string">
            <text:p>España</text:p>
          </table:table-cell>
          <table:table-cell table:style-name="ce22" office:value-type="string">
            <text:p>40.463667 </text:p>
          </table:table-cell>
          <table:table-cell table:style-name="ce22" office:value-type="string">
            <text:p>-3.74922 </text:p>
          </table:table-cell>
          <table:table-cell office:value-type="string">
            <text:p>Colección Fernández Rivero de Fotografía Antigua</text:p>
          </table:table-cell>
          <table:table-cell table:style-name="ce23" office:value-type="string">
            <text:p>FC67_10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<text:a xlink:href="https://creativecommons.org/licenses/by-nc-nd/3.0/deed.es_CO">https://creativecommons.org/licenses/by-nc-nd/3.0/deed.es_CO</text:a></text:p>
          </table:table-cell>
          <table:table-cell table:number-columns-repeated="4"/>
        </table:table-row>
        <table:table-row table:style-name="ro1">
          <table:table-cell office:value-type="string">
            <text:p>FC_0001_27</text:p>
          </table:table-cell>
          <table:table-cell office:value-type="string">
            <text:p>FC_0001_027.jpg</text:p>
          </table:table-cell>
          <table:table-cell table:number-columns-repeated="2"/>
          <table:table-cell table:style-name="ce8" office:value-type="string">
            <text:p>Sevilla. Torre de la Giralda</text:p>
          </table:table-cell>
          <table:table-cell table:style-name="ce8" office:value-type="string">
            <text:p>De Clercq, Louis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torre;edificio religioso</text:p>
          </table:table-cell>
          <table:table-cell office:value-type="string">
            <text:p>Sevilla, Andalucía, España</text:p>
          </table:table-cell>
          <table:table-cell office:value-type="string">
            <text:p>37.386207 </text:p>
          </table:table-cell>
          <table:table-cell office:value-type="string">
            <text:p>-5.99255572619863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001_27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2">
          <table:table-cell office:value-type="string">
            <text:p>FC_0067_5a</text:p>
          </table:table-cell>
          <table:table-cell office:value-type="string">
            <text:p>FC_0067_005a.jpg</text:p>
          </table:table-cell>
          <table:table-cell table:number-columns-repeated="2"/>
          <table:table-cell table:style-name="ce7" office:value-type="string">
            <text:p>Sevilla. Catedral y Giralda</text:p>
          </table:table-cell>
          <table:table-cell table:style-name="ce13" office:value-type="string">
            <text:p>De Clercq, Louis</text:p>
          </table:table-cell>
          <table:table-cell/>
          <table:table-cell office:value-type="string">
            <text:p>Negativo de papel</text:p>
          </table:table-cell>
          <table:table-cell office:value-type="string">
            <text:p>paisaje urbano;iglesia;edificio religioso;arte gótico</text:p>
          </table:table-cell>
          <table:table-cell office:value-type="string">
            <text:p>Sevilla, Andalucía, España</text:p>
          </table:table-cell>
          <table:table-cell office:value-type="string">
            <text:p>37.386207 </text:p>
          </table:table-cell>
          <table:table-cell office:value-type="string">
            <text:p>-5.99255572619863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067_5a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2">
          <table:table-cell office:value-type="string">
            <text:p>FC_0111_32a</text:p>
          </table:table-cell>
          <table:table-cell office:value-type="string">
            <text:p>FC_0111_032a.jpg</text:p>
          </table:table-cell>
          <table:table-cell table:number-columns-repeated="2"/>
          <table:table-cell table:style-name="ce5" office:value-type="string">
            <text:p>Madrid. Plaza de toros de la Puerta de Alcalá</text:p>
          </table:table-cell>
          <table:table-cell table:style-name="ce4" office:value-type="string">
            <text:p>De Clercq, Louis</text:p>
          </table:table-cell>
          <table:table-cell/>
          <table:table-cell office:value-type="string">
            <text:p>Papel a la sal</text:p>
          </table:table-cell>
          <table:table-cell office:value-type="string">
            <text:p>plaza de toros;recinto cerrado;espacio taurino;ruedo;graderio;coso</text:p>
          </table:table-cell>
          <table:table-cell office:value-type="string">
            <text:p>Madrid, España</text:p>
          </table:table-cell>
          <table:table-cell office:value-type="float" office:value="40.419952">
            <text:p>40,419952</text:p>
          </table:table-cell>
          <table:table-cell office:value-type="float" office:value="-3.68872">
            <text:p>-3,68872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111_32a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<text:a xlink:href="https://creativecommons.org/licenses/by-nc-nd/3.0/deed.es_CO">https://creativecommons.org/licenses/by-nc-nd/3.0/deed.es_CO</text:a></text:p>
          </table:table-cell>
          <table:table-cell table:number-columns-repeated="4"/>
        </table:table-row>
        <table:table-row table:style-name="ro1">
          <table:table-cell office:value-type="string">
            <text:p>FC_0067_8</text:p>
          </table:table-cell>
          <table:table-cell office:value-type="string">
            <text:p>FC_0067_008.jpg</text:p>
          </table:table-cell>
          <table:table-cell table:number-columns-repeated="2"/>
          <table:table-cell table:style-name="ce9" office:value-type="string">
            <text:p>Sevilla. Fachada del Ayuntamiento, lado sur</text:p>
          </table:table-cell>
          <table:table-cell table:style-name="ce4" office:value-type="string">
            <text:p>Delaunay, Alphonse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edificio gubernamental;palacio;fotografía primitiva</text:p>
          </table:table-cell>
          <table:table-cell office:value-type="string">
            <text:p>Sevilla, Andalucía, España</text:p>
          </table:table-cell>
          <table:table-cell office:value-type="string">
            <text:p>37.3887618 </text:p>
          </table:table-cell>
          <table:table-cell office:value-type="string">
            <text:p>-5.9941156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067_8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office:value-type="string">
            <text:p>FC_0067_9</text:p>
          </table:table-cell>
          <table:table-cell office:value-type="string">
            <text:p>FC_0067_009.jpg</text:p>
          </table:table-cell>
          <table:table-cell table:number-columns-repeated="2"/>
          <table:table-cell table:style-name="ce9" office:value-type="string">
            <text:p>Sevilla? Columnas con bustos junto a un arco que da a un patio con jardín</text:p>
          </table:table-cell>
          <table:table-cell table:style-name="ce4" office:value-type="string">
            <text:p>Delaunay, Alphonse</text:p>
          </table:table-cell>
          <table:table-cell/>
          <table:table-cell office:value-type="string">
            <text:p>Papel a la sal</text:p>
          </table:table-cell>
          <table:table-cell office:value-type="string">
            <text:p>interior;columna;escultura;busto;azulejo;jardín</text:p>
          </table:table-cell>
          <table:table-cell office:value-type="string">
            <text:p>Sevilla, Andalucía, España</text:p>
          </table:table-cell>
          <table:table-cell office:value-type="float" office:value="37.388878">
            <text:p>37,388878</text:p>
          </table:table-cell>
          <table:table-cell office:value-type="float" office:value="-5.994606">
            <text:p>-5,994606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067_9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G431_8</text:p>
          </table:table-cell>
          <table:table-cell office:value-type="string">
            <text:p>FG_0431_008.jpg</text:p>
          </table:table-cell>
          <table:table-cell table:number-columns-repeated="2"/>
          <table:table-cell table:style-name="ce10" office:value-type="string">
            <text:p>Toledo. La ciudad rodeada por el río Tajo</text:p>
          </table:table-cell>
          <table:table-cell table:style-name="ce16" office:value-type="string">
            <text:p>Delaunay, Alphonse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ciudad histórica</text:p>
          </table:table-cell>
          <table:table-cell office:value-type="string">
            <text:p>Toledo, Castilla-La Mancha, España</text:p>
          </table:table-cell>
          <table:table-cell office:value-type="string">
            <text:p>39.8581000 </text:p>
          </table:table-cell>
          <table:table-cell office:value-type="string">
            <text:p>-4.0226300 </text:p>
          </table:table-cell>
          <table:table-cell office:value-type="string">
            <text:p>Colección Fernández Rivero de Fotografía Antigua</text:p>
          </table:table-cell>
          <table:table-cell table:style-name="ce2" office:value-type="string">
            <text:p>FG431_8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G0431_13</text:p>
          </table:table-cell>
          <table:table-cell office:value-type="string">
            <text:p>FG_0431_013.jpg</text:p>
          </table:table-cell>
          <table:table-cell table:number-columns-repeated="2"/>
          <table:table-cell table:style-name="ce10" office:value-type="string">
            <text:p>Granada. Alhambra, acceso al Patio de los Leones</text:p>
          </table:table-cell>
          <table:table-cell table:style-name="ce16" office:value-type="string">
            <text:p>Delaunay, Alphonse</text:p>
          </table:table-cell>
          <table:table-cell/>
          <table:table-cell office:value-type="string">
            <text:p>Papel a la sal</text:p>
          </table:table-cell>
          <table:table-cell office:value-type="string">
            <text:p>palacio;edificio histórico;arte;arquitectura nazarí;patio;escultura;fuente;arcos;columna</text:p>
          </table:table-cell>
          <table:table-cell office:value-type="string">
            <text:p>Granada, Andalucía, España</text:p>
          </table:table-cell>
          <table:table-cell office:value-type="float" office:value="37.177242">
            <text:p>37,177242</text:p>
          </table:table-cell>
          <table:table-cell office:value-type="float" office:value="-3.5892882">
            <text:p>-3,5892882</text:p>
          </table:table-cell>
          <table:table-cell office:value-type="string">
            <text:p>Colección Fernández Rivero de Fotografía Antigua</text:p>
          </table:table-cell>
          <table:table-cell table:style-name="ce2" office:value-type="string">
            <text:p>FG431_13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G0431_19</text:p>
          </table:table-cell>
          <table:table-cell office:value-type="string">
            <text:p>FG_0431_019.jpg</text:p>
          </table:table-cell>
          <table:table-cell table:number-columns-repeated="2"/>
          <table:table-cell table:style-name="ce10" office:value-type="string">
            <text:p>Granada. Palacio de Carlos V, en la Alhambra</text:p>
          </table:table-cell>
          <table:table-cell table:style-name="ce16" office:value-type="string">
            <text:p>Delaunay, Alphonse</text:p>
          </table:table-cell>
          <table:table-cell/>
          <table:table-cell office:value-type="string">
            <text:p>Papel a la sal</text:p>
          </table:table-cell>
          <table:table-cell office:value-type="string">
            <text:p>palacio;edificio histórico;arquitectura renacentista;fachada</text:p>
          </table:table-cell>
          <table:table-cell office:value-type="string">
            <text:p>Granada, Andalucía, España</text:p>
          </table:table-cell>
          <table:table-cell office:value-type="float" office:value="37.177242">
            <text:p>37,177242</text:p>
          </table:table-cell>
          <table:table-cell office:value-type="float" office:value="-3.5892882">
            <text:p>-3,5892882</text:p>
          </table:table-cell>
          <table:table-cell office:value-type="string">
            <text:p>Colección Fernández Rivero de Fotografía Antigua</text:p>
          </table:table-cell>
          <table:table-cell table:style-name="ce2" office:value-type="string">
            <text:p>FG431_19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C0197_002</text:p>
          </table:table-cell>
          <table:table-cell office:value-type="string">
            <text:p>FC_0197_002.jpg</text:p>
          </table:table-cell>
          <table:table-cell table:number-columns-repeated="2"/>
          <table:table-cell table:style-name="ce5" office:value-type="string">
            <text:p>Granada. Alhambra, Patio de los Leones</text:p>
          </table:table-cell>
          <table:table-cell office:value-type="string">
            <text:p>Mares, Pablo, Paul Marès</text:p>
          </table:table-cell>
          <table:table-cell office:value-type="string">
            <text:p>1852-01-01</text:p>
          </table:table-cell>
          <table:table-cell office:value-type="string">
            <text:p>Papel a la sal</text:p>
          </table:table-cell>
          <table:table-cell office:value-type="string">
            <text:p>palacio;edificio histórico;arte;arquitectura nazarí;patio;escultura;fuente;arcos;columna</text:p>
          </table:table-cell>
          <table:table-cell office:value-type="string">
            <text:p>Granada, Andalucía, España</text:p>
          </table:table-cell>
          <table:table-cell office:value-type="float" office:value="37.177242">
            <text:p>37,177242</text:p>
          </table:table-cell>
          <table:table-cell office:value-type="float" office:value="-3.5892882">
            <text:p>-3,5892882</text:p>
          </table:table-cell>
          <table:table-cell office:value-type="string">
            <text:p>Colección Fernández Rivero de Fotografía Antigua</text:p>
          </table:table-cell>
          <table:table-cell table:style-name="ce2" office:value-type="string">
            <text:p>FC0197_002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G_0428_3</text:p>
          </table:table-cell>
          <table:table-cell office:value-type="string">
            <text:p>FG_0428_003.jpg</text:p>
          </table:table-cell>
          <table:table-cell table:number-columns-repeated="2"/>
          <table:table-cell table:style-name="ce11" office:value-type="string">
            <text:p>Valencia. Pórtico de la Catedral en la plaza de la Almoina</text:p>
          </table:table-cell>
          <table:table-cell office:value-type="string">
            <text:p>Mares, Pablo, Paul Marès</text:p>
          </table:table-cell>
          <table:table-cell office:value-type="string">
            <text:p>1852-01-01</text:p>
          </table:table-cell>
          <table:table-cell office:value-type="string">
            <text:p>Papel a la sal</text:p>
          </table:table-cell>
          <table:table-cell office:value-type="string">
            <text:p>paisaje urbano;plaza;edificio religioso;arte gótico;portada;torre;catedral;fachada</text:p>
          </table:table-cell>
          <table:table-cell office:value-type="string">
            <text:p>Valencia, España</text:p>
          </table:table-cell>
          <table:table-cell office:value-type="float" office:value="39.475403">
            <text:p>39,475403</text:p>
          </table:table-cell>
          <table:table-cell office:value-type="float" office:value="-0.37531936">
            <text:p>-0,37531936</text:p>
          </table:table-cell>
          <table:table-cell office:value-type="string">
            <text:p>Colección Fernández Rivero de Fotografía Antigua</text:p>
          </table:table-cell>
          <table:table-cell table:style-name="ce3" office:value-type="string">
            <text:p>FG0428_3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2">
          <table:table-cell table:style-name="ce3" office:value-type="string">
            <text:p>FG_0428_6</text:p>
          </table:table-cell>
          <table:table-cell office:value-type="string">
            <text:p>FG_0428_006.jpg</text:p>
          </table:table-cell>
          <table:table-cell table:number-columns-repeated="2"/>
          <table:table-cell table:style-name="ce11" office:value-type="string">
            <text:p>Sevilla. Catedral y torre de la Giralda</text:p>
          </table:table-cell>
          <table:table-cell office:value-type="string">
            <text:p>Mares, Pablo, Paul Marès</text:p>
          </table:table-cell>
          <table:table-cell office:value-type="string">
            <text:p>1852-01-01</text:p>
          </table:table-cell>
          <table:table-cell office:value-type="string">
            <text:p>Papel a la sal</text:p>
          </table:table-cell>
          <table:table-cell office:value-type="string">
            <text:p>paisaje urbano;iglesia;edificio religioso;arte gótico</text:p>
          </table:table-cell>
          <table:table-cell office:value-type="string">
            <text:p>Sevilla, Andalucía, España</text:p>
          </table:table-cell>
          <table:table-cell office:value-type="string">
            <text:p>37.386207 </text:p>
          </table:table-cell>
          <table:table-cell office:value-type="string">
            <text:p>-5.99255572619863 </text:p>
          </table:table-cell>
          <table:table-cell office:value-type="string">
            <text:p>Colección Fernández Rivero de Fotografía Antigua</text:p>
          </table:table-cell>
          <table:table-cell table:style-name="ce3" office:value-type="string">
            <text:p>FG0428_6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<text:a xlink:href="https://creativecommons.org/licenses/by-nc-nd/3.0/deed.es_CO">https://creativecommons.org/licenses/by-nc-nd/3.0/deed.es_CO</text:a></text:p>
          </table:table-cell>
          <table:table-cell table:number-columns-repeated="4"/>
        </table:table-row>
        <table:table-row table:style-name="ro1">
          <table:table-cell office:value-type="string">
            <text:p>FC_0146_48</text:p>
          </table:table-cell>
          <table:table-cell office:value-type="string">
            <text:p>FC_0146_048.jpg</text:p>
          </table:table-cell>
          <table:table-cell table:number-columns-repeated="2"/>
          <table:table-cell office:value-type="string">
            <text:p>Sevilla. Catedral, puerta de las Campanillas</text:p>
          </table:table-cell>
          <table:table-cell table:style-name="ce14" office:value-type="string">
            <text:p>Oppenheim, Felix Alexander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iglesia;edificio religioso;arte gótico;portada</text:p>
          </table:table-cell>
          <table:table-cell office:value-type="string">
            <text:p>Sevilla, Andalucía, España</text:p>
          </table:table-cell>
          <table:table-cell office:value-type="string">
            <text:p>37.386207 </text:p>
          </table:table-cell>
          <table:table-cell office:value-type="string">
            <text:p>-5.99255572619863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_0146_48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office:value-type="string">
            <text:p>FC_0004_29</text:p>
          </table:table-cell>
          <table:table-cell office:value-type="string">
            <text:p>FC_0004_029c.jpg</text:p>
          </table:table-cell>
          <table:table-cell table:number-columns-repeated="2"/>
          <table:table-cell table:style-name="ce4" office:value-type="string">
            <text:p>Sevilla. Palacio de San Telmo, fachada con torre</text:p>
          </table:table-cell>
          <table:table-cell table:style-name="ce18" office:value-type="string">
            <text:p>Pedrosa i Vacarissas, Joaquín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tejado;edificio religioso;arte gótico;torre;catedral</text:p>
          </table:table-cell>
          <table:table-cell office:value-type="string">
            <text:p>Sevilla, Andalucía, España</text:p>
          </table:table-cell>
          <table:table-cell office:value-type="float" office:value="37.380325">
            <text:p>37,380325</text:p>
          </table:table-cell>
          <table:table-cell office:value-type="float" office:value="-5.9937725">
            <text:p>-5,9937725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004_29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office:value-type="string">
            <text:p>FC_0114_14</text:p>
          </table:table-cell>
          <table:table-cell office:value-type="string">
            <text:p>FC_0114_014.jpg</text:p>
          </table:table-cell>
          <table:table-cell table:number-columns-repeated="2"/>
          <table:table-cell table:style-name="ce12" office:value-type="string">
            <text:p>Sevilla. Catedral y torre de la Giralda, tomada desde el Alcázar</text:p>
          </table:table-cell>
          <table:table-cell table:style-name="ce19" office:value-type="string">
            <text:p>Pedrosa i Vacarissas, Joaquín</text:p>
          </table:table-cell>
          <table:table-cell/>
          <table:table-cell office:value-type="string">
            <text:p>Papel a la sal</text:p>
          </table:table-cell>
          <table:table-cell office:value-type="string">
            <text:p>paisaje urbano;iglesia;torre;edificio religioso;arte gótico</text:p>
          </table:table-cell>
          <table:table-cell office:value-type="string">
            <text:p>Sevilla, Andalucía, España</text:p>
          </table:table-cell>
          <table:table-cell office:value-type="string">
            <text:p>37.386207 </text:p>
          </table:table-cell>
          <table:table-cell office:value-type="string">
            <text:p>-5.99255572619863 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114_14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G_0472</text:p>
          </table:table-cell>
          <table:table-cell office:value-type="string">
            <text:p>FG_0472_025.jpg</text:p>
          </table:table-cell>
          <table:table-cell table:number-columns-repeated="2"/>
          <table:table-cell table:style-name="ce11" office:value-type="string">
            <text:p>Granada. Alhambra. Detalle en el Patio de Los Leones</text:p>
          </table:table-cell>
          <table:table-cell office:value-type="string">
            <text:p>Petit, John Louis (The Reverend)</text:p>
          </table:table-cell>
          <table:table-cell office:value-type="string">
            <text:p>1858-01-01</text:p>
          </table:table-cell>
          <table:table-cell office:value-type="string">
            <text:p>Papel a la sal</text:p>
          </table:table-cell>
          <table:table-cell office:value-type="string">
            <text:p>palacio;patio porticado;galería;columnas;capiteles;reparación</text:p>
          </table:table-cell>
          <table:table-cell office:value-type="string">
            <text:p>Granada, Andalucía, España</text:p>
          </table:table-cell>
          <table:table-cell office:value-type="float" office:value="37.177242">
            <text:p>37,177242</text:p>
          </table:table-cell>
          <table:table-cell office:value-type="float" office:value="-3.5892882">
            <text:p>-3,5892882</text:p>
          </table:table-cell>
          <table:table-cell office:value-type="string">
            <text:p>Colección Fernández Rivero de Fotografía Antigua</text:p>
          </table:table-cell>
          <table:table-cell table:style-name="ce3" office:value-type="string">
            <text:p>FG0472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office:value-type="string">
            <text:p>FC_0146</text:p>
          </table:table-cell>
          <table:table-cell office:value-type="string">
            <text:p>FG_0428_006.jpg</text:p>
          </table:table-cell>
          <table:table-cell table:number-columns-repeated="2"/>
          <table:table-cell table:style-name="ce7" office:value-type="string">
            <text:p>Madrid. Plaza de Oriente <text:s/>1851-53</text:p>
          </table:table-cell>
          <table:table-cell table:style-name="ce13" office:value-type="string">
            <text:p>Tenison, Edward-King</text:p>
          </table:table-cell>
          <table:table-cell office:value-type="string">
            <text:p>1851-01-01</text:p>
          </table:table-cell>
          <table:table-cell office:value-type="string">
            <text:p>Papel a la sal</text:p>
          </table:table-cell>
          <table:table-cell office:value-type="string">
            <text:p>paisaje urbano;palacio;jardín;escultura;monumento</text:p>
          </table:table-cell>
          <table:table-cell office:value-type="string">
            <text:p>Madrid, España</text:p>
          </table:table-cell>
          <table:table-cell office:value-type="float" office:value="40.418545">
            <text:p>40,418545</text:p>
          </table:table-cell>
          <table:table-cell office:value-type="float" office:value="-3.7142072">
            <text:p>-3,7142072</text:p>
          </table:table-cell>
          <table:table-cell office:value-type="string">
            <text:p>Colección Fernández Rivero de Fotografía Antigua</text:p>
          </table:table-cell>
          <table:table-cell office:value-type="string">
            <text:p>FC0146</text:p>
          </table:table-cell>
          <table:table-cell office:value-type="string">
            <text:p>Fotografía</text:p>
          </table:table-cell>
          <table:table-cell office:value-type="string">
            <text:p>image/jpeg</text:p>
          </table:table-cell>
          <table:table-cell office:value-type="string">
            <text:p>es</text:p>
          </table:table-cell>
          <table:table-cell office:value-type="string">
            <text:p>(CC BY-NC-ND 3.0) </text:p>
          </table:table-cell>
          <table:table-cell office:value-type="string">
            <text:p>https://creativecommons.org/licenses/by-nc-nd/3.0/deed.es_CO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number:number-style style:name="N8144P0" style:volatile="true" number:language="es" number:country="ES">
      <number:number number:decimal-places="2" number:min-integer-digits="1" number:grouping="true"/>
      <number:text>    </number:text>
    </number:number-style>
    <number:number-style style:name="N814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44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44" number:language="es" number:country="ES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number-style style:name="N8146P0" style:volatile="true" number:language="es" number:country="ES">
      <number:number number:decimal-places="2" number:min-integer-digits="1" number:grouping="true"/>
      <number:text> € </number:text>
    </number:number-style>
    <number:number-style style:name="N8146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46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46" number:language="es" number:country="E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oja1" style:display-name="Normal_Hoj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2/11/2022</text:date>, <text:time>12:2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2-11-22T12:29:20.31</dc:date>
    <meta:editing-duration>PT4H17M30S</meta:editing-duration>
    <meta:editing-cycles>6</meta:editing-cycles>
    <meta:document-statistic meta:table-count="1" meta:cell-count="362" meta:object-count="0"/>
  </office:meta>
</office:document-meta>
</file>